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53cm" svg:stroke-color="#000000" draw:marker-start-width="0.279cm" draw:marker-end-width="0.279cm" svg:stroke-opacity="90%" draw:fill="solid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3cm" fo:min-width="10.082cm"/>
      <style:paragraph-properties style:writing-mode="lr-tb"/>
    </style:style>
    <style:style style:name="gr9" style:family="graphic" style:parent-style-name="standard">
      <style:graphic-properties draw:stroke="none" draw:fill="none" fo:min-height="1.11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3cm" fo:min-width="9.942cm"/>
      <style:paragraph-properties style:writing-mode="lr-tb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style:paragraph-properties fo:text-align="start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P10" style:family="paragraph">
      <loext:graphic-properties draw:fill="none"/>
      <style:text-properties fo:font-size="14pt" style:font-size-asian="14pt" style:font-size-complex="14pt"/>
    </style:style>
    <style:style style:name="P11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14cm" svg:y1="0.4cm" svg:x2="14cm" svg:y2="15.2cm">
          <text:p/>
        </draw:line>
        <draw:line draw:style-name="gr1" draw:text-style-name="P1" draw:layer="layout" svg:x1="1.2cm" svg:y1="7.6cm" svg:x2="27.6cm" svg:y2="7.6cm">
          <text:p/>
        </draw:line>
        <draw:frame draw:style-name="gr2" draw:text-style-name="P3" draw:layer="layout" svg:width="3.2cm" svg:height="0.962cm" svg:x="0.2cm" svg:y="0.2cm">
          <draw:text-box>
            <text:p text:style-name="P2"><text:span text:style-name="T1">LIKES</text:span></text:p>
          </draw:text-box>
        </draw:frame>
        <draw:frame draw:style-name="gr3" draw:text-style-name="P3" draw:layer="layout" svg:width="4.8cm" svg:height="1.673cm" svg:x="0cm" svg:y="7.8cm">
          <draw:text-box>
            <text:p text:style-name="P2"><text:span text:style-name="T1">CRITICISMS</text:span></text:p>
          </draw:text-box>
        </draw:frame>
        <draw:frame draw:style-name="gr4" draw:text-style-name="P3" draw:layer="layout" svg:width="4.8cm" svg:height="1cm" svg:x="14.2cm" svg:y="0.2cm">
          <draw:text-box>
            <text:p text:style-name="P2"><text:span text:style-name="T1">QUESTIONS</text:span></text:p>
          </draw:text-box>
        </draw:frame>
        <draw:frame draw:style-name="gr3" draw:text-style-name="P3" draw:layer="layout" svg:width="4.8cm" svg:height="1.673cm" svg:x="14.2cm" svg:y="7.8cm">
          <draw:text-box>
            <text:p text:style-name="P2"><text:span text:style-name="T1">IDEAS</text:span></text:p>
          </draw:text-box>
        </draw:frame>
        <draw:frame draw:style-name="gr5" draw:text-style-name="P5" draw:layer="layout" svg:width="13.4cm" svg:height="1.505cm" svg:x="0.2cm" svg:y="1.495cm">
          <draw:text-box>
            <text:p text:style-name="P4"><text:span text:style-name="T2">In the Story Arjun’s friend was able to listen to </text:span><text:span text:style-name="T2">him </text:span></text:p>
          </draw:text-box>
        </draw:frame>
        <draw:frame draw:style-name="gr6" draw:text-style-name="P7" draw:layer="layout" svg:width="9.8cm" svg:height="1.361cm" svg:x="14.229cm" svg:y="1.439cm">
          <draw:text-box>
            <text:p text:style-name="P6"><text:span text:style-name="T2">This helps will it work for everyone?</text:span></text:p>
            <text:p text:style-name="P6"><text:span text:style-name="T2"/></text:p>
          </draw:text-box>
        </draw:frame>
        <draw:frame draw:style-name="gr7" draw:text-style-name="P7" draw:layer="layout" svg:width="11.026cm" svg:height="1.361cm" svg:x="0.2cm" svg:y="8.839cm">
          <draw:text-box>
            <text:p text:style-name="P6"><text:span text:style-name="T2">Story showed because of kids he could not pay </text:span><text:span text:style-name="T2"><text:line-break/></text:span><text:span text:style-name="T2">attention to health, this doesnt sound true.</text:span></text:p>
          </draw:text-box>
        </draw:frame>
        <draw:frame draw:style-name="gr7" draw:text-style-name="P7" draw:layer="layout" svg:width="9.629cm" svg:height="0.806cm" svg:x="14.229cm" svg:y="2.594cm">
          <draw:text-box>
            <text:p text:style-name="P6"><text:span text:style-name="T2">Dont </text:span><text:span text:style-name="T2">und</text:span><text:span text:style-name="T2">erst</text:span><text:span text:style-name="T2">and </text:span><text:span text:style-name="T2">what </text:span><text:span text:style-name="T2">Hea</text:span><text:span text:style-name="T2">rt </text:span><text:span text:style-name="T2">sym</text:span><text:span text:style-name="T2">bol </text:span><text:span text:style-name="T2">doe</text:span><text:span text:style-name="T2">s</text:span></text:p>
          </draw:text-box>
        </draw:frame>
        <draw:frame draw:style-name="gr7" draw:text-style-name="P7" draw:layer="layout" svg:width="10.366cm" svg:height="1.361cm" svg:x="0.2cm" svg:y="10.272cm">
          <draw:text-box>
            <text:p text:style-name="P6"><text:span text:style-name="T2">Doubting if app can suggest a story for every</text:span></text:p>
            <text:p text:style-name="P6"><text:span text:style-name="T2">Situation In life</text:span></text:p>
          </draw:text-box>
        </draw:frame>
        <draw:frame draw:style-name="gr7" draw:text-style-name="P5" draw:layer="layout" svg:width="3.567cm" svg:height="0.806cm" svg:x="0.267cm" svg:y="2.572cm">
          <draw:text-box>
            <text:p text:style-name="P4"><text:span text:style-name="T2">It should work</text:span></text:p>
          </draw:text-box>
        </draw:frame>
        <draw:frame draw:style-name="gr7" draw:text-style-name="P7" draw:layer="layout" svg:width="10.7cm" svg:height="0.806cm" svg:x="0.2cm" svg:y="3.594cm">
          <draw:text-box>
            <text:p text:style-name="P6"><text:span text:style-name="T2">You are not alone, there are ways to achieve it</text:span></text:p>
          </draw:text-box>
        </draw:frame>
        <draw:frame draw:style-name="gr8" draw:text-style-name="P9" draw:layer="layout" svg:width="10.582cm" svg:height="0.806cm" svg:x="14.018cm" svg:y="9cm">
          <draw:text-box>
            <text:p text:style-name="P8"><text:span text:style-name="T2">Videos of the story will be more effective</text:span></text:p>
          </draw:text-box>
        </draw:frame>
        <draw:frame draw:style-name="gr7" draw:text-style-name="P7" draw:layer="layout" svg:width="8.291cm" svg:height="0.806cm" svg:x="0.2cm" svg:y="11.633cm">
          <draw:text-box>
            <text:p text:style-name="P6"><text:span text:style-name="T2">First page of app has too much text</text:span></text:p>
          </draw:text-box>
        </draw:frame>
        <draw:frame draw:style-name="gr7" draw:text-style-name="P7" draw:layer="layout" svg:width="10.421cm" svg:height="1.361cm" svg:x="0.2cm" svg:y="12.439cm">
          <draw:text-box>
            <text:p text:style-name="P6"><text:span text:style-name="T2">In the Story Arjun </text:span><text:span text:style-name="T2">could have talked </text:span><text:span text:style-name="T2">first with </text:span></text:p>
            <text:p text:style-name="P6"><text:span text:style-name="T2">the partner instead </text:span><text:span text:style-name="T2">of friend</text:span></text:p>
          </draw:text-box>
        </draw:frame>
        <draw:frame draw:style-name="gr7" draw:text-style-name="P7" draw:layer="layout" svg:width="11.572cm" svg:height="1.361cm" svg:x="0.2cm" svg:y="13.8cm">
          <draw:text-box>
            <text:p text:style-name="P6"><text:span text:style-name="T2">In the story </text:span><text:span text:style-name="T2">Arjun would </text:span><text:span text:style-name="T2">have felt </text:span><text:span text:style-name="T2">better if his </text:span><text:span text:style-name="T2">office</text:span><text:span text:style-name="T2"><text:line-break/></text:span><text:span text:style-name="T2">people </text:span><text:span text:style-name="T2">would have </text:span><text:span text:style-name="T2">supported </text:span><text:span text:style-name="T2">him</text:span></text:p>
          </draw:text-box>
        </draw:frame>
        <draw:frame draw:style-name="gr7" draw:text-style-name="P7" draw:layer="layout" svg:width="10.073cm" svg:height="0.806cm" svg:x="0.2cm" svg:y="4.594cm">
          <draw:text-box>
            <text:p text:style-name="P6"><text:span text:style-name="T2">There is someone else, who feels the same</text:span></text:p>
          </draw:text-box>
        </draw:frame>
        <draw:frame draw:style-name="gr9" draw:text-style-name="P10" draw:layer="layout" svg:width="11cm" svg:height="1.361cm" svg:x="14.2cm" svg:y="3.8cm">
          <draw:text-box>
            <text:p text:style-name="P6"><text:span text:style-name="T2">How will app be able to find a matching story?</text:span></text:p>
          </draw:text-box>
        </draw:frame>
        <draw:frame draw:style-name="gr10" draw:text-style-name="P7" draw:layer="layout" svg:width="10.442cm" svg:height="0.806cm" svg:x="14.044cm" svg:y="10.166cm">
          <draw:text-box>
            <text:p text:style-name="P6"><text:span text:style-name="T2">Add more filters to find a matching story</text:span></text:p>
          </draw:text-box>
        </draw:frame>
        <draw:frame draw:style-name="gr7" draw:text-style-name="P7" draw:layer="layout" svg:width="8.753cm" svg:height="0.806cm" svg:x="14cm" svg:y="11.2cm">
          <draw:text-box>
            <text:p text:style-name="P6"><text:span text:style-name="T2">There should be a way to add a Story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12-20T17:18:12.316657760</meta:creation-date>
    <dc:date>2019-12-20T17:49:35.466685721</dc:date>
    <meta:editing-duration>PT9M50S</meta:editing-duration>
    <meta:editing-cycles>2</meta:editing-cycles>
    <meta:generator>LibreOffice/6.3.4.2.0$Linux_X86_64 LibreOffice_project/1e2df71cb6a569bbaaffb70308950743964880ae</meta:generator>
    <meta:document-statistic meta:object-count="44"/>
  </office:meta>
</office:document-meta>
</file>